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heads_20_2" draw:marker-end="Arrowheads_20_1" draw:textarea-vertical-align="middle"/>
    </style:style>
    <style:style style:name="gr4" style:family="graphic" style:parent-style-name="standard">
      <style:graphic-properties draw:marker-start="Arrowheads_20_1" draw:marker-end="Arrowheads_20_2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heads_20_2" draw:fill="none" draw:textarea-vertical-align="middle"/>
    </style:style>
    <style:style style:name="gr7" style:family="graphic" style:parent-style-name="objectwithoutfill">
      <style:graphic-properties svg:stroke-color="#000000" draw:marker-end="Arrowheads_20_1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3465a4" draw:marker-start="Arrowheads_20_2" draw:marker-end="Arrowheads_20_1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svg:stroke-color="#3465a4" draw:marker-start="Arrowheads_20_1" draw:marker-end="Arrowheads_20_2" draw:textarea-vertical-align="middle"/>
    </style:style>
    <style:style style:name="gr14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Fine_20_Dashed" svg:stroke-color="#000000" draw:marker-end="Arrowheads_20_3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358cm"/>
    </style:style>
    <style:style style:name="gr18" style:family="graphic" style:parent-style-name="objectwithoutfill">
      <style:graphic-properties draw:stroke="dash" draw:stroke-dash="Fine_20_Dashed" svg:stroke-color="#000000" draw:marker-end="Arrowheads_20_3" draw:fill="none" draw:textarea-vertical-align="middle"/>
    </style:style>
    <style:style style:name="gr19" style:family="graphic" style:parent-style-name="objectwithoutfill">
      <style:graphic-properties draw:stroke="solid" draw:stroke-dash="Fine_20_Dashed" svg:stroke-color="#000000"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1.905cm" svg:x="3.894cm" svg:y="8.239cm">
          <text:p text:style-name="P1">WRP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756cm" svg:height="1.905cm" svg:x="3.748cm" svg:y="4.302cm">
          <text:p text:style-name="P1">GT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1.905cm" svg:x="10.425cm" svg:y="4.321cm">
          <text:p text:style-name="P1">V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1.905cm" svg:x="10.445cm" svg:y="12.451cm">
          <text:p text:style-name="P1">FD 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937cm" svg:height="2.54cm" svg:x="10.271cm" svg:y="7.35cm">
          <text:p text:style-name="P1">WB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5cm" svg:y1="9.191cm" svg:x2="10.271cm" svg:y2="8.62cm" draw:start-shape="id1" draw:start-glue-point="1" draw:end-shape="id2" draw:end-glue-point="6" svg:d="M7450 9191h1411v-571h1410" svg:viewBox="0 0 2822 572">
          <text:p/>
        </draw:connector>
        <draw:connector draw:style-name="gr3" draw:text-style-name="P1" draw:layer="layout" svg:x1="12.223cm" svg:y1="12.451cm" svg:x2="12.24cm" svg:y2="9.89cm" draw:start-shape="id3" draw:start-glue-point="0" draw:end-shape="id2" draw:end-glue-point="8" svg:d="M12223 12451v-1280h17v-1281" svg:viewBox="0 0 18 2562">
          <text:p/>
        </draw:connector>
        <draw:connector draw:style-name="gr4" draw:text-style-name="P1" draw:layer="layout" svg:x1="12.24cm" svg:y1="7.35cm" svg:x2="12.203cm" svg:y2="6.226cm" draw:start-shape="id2" draw:start-glue-point="4" draw:end-shape="id4" draw:end-glue-point="2" svg:d="M12240 7350v-562h-37v-562" svg:viewBox="0 0 38 1125">
          <text:p/>
        </draw:connector>
        <draw:custom-shape draw:style-name="gr5" draw:text-style-name="P1" draw:layer="layout" svg:width="4.191cm" svg:height="2.953cm" svg:x="1.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381cm" svg:y1="18.955cm" svg:x2="2.651cm" svg:y2="18.955cm">
          <text:p/>
        </draw:line>
        <draw:line draw:style-name="gr7" draw:text-style-name="P1" draw:layer="layout" svg:x1="1.381cm" svg:y1="18.534cm" svg:x2="2.651cm" svg:y2="18.534cm">
          <text:p/>
        </draw:line>
        <draw:frame draw:style-name="gr8" draw:text-style-name="P2" draw:layer="layout" svg:width="5.588cm" svg:height="0.631cm" svg:x="2.651cm" svg:y="18.284cm">
          <draw:text-box>
            <text:p><text:span text:style-name="T1">WB master</text:span></text:p>
          </draw:text-box>
        </draw:frame>
        <draw:frame draw:style-name="gr8" draw:text-style-name="P2" draw:layer="layout" svg:width="5.588cm" svg:height="0.631cm" svg:x="2.651cm" svg:y="18.665cm">
          <draw:text-box>
            <text:p><text:span text:style-name="T1">WB slave</text:span></text:p>
          </draw:text-box>
        </draw:frame>
        <draw:connector draw:style-name="gr9" draw:text-style-name="P1" draw:layer="layout" svg:x1="5.672cm" svg:y1="8.239cm" svg:x2="5.626cm" svg:y2="6.207cm" draw:start-shape="id1" draw:start-glue-point="0" draw:end-shape="id5" draw:end-glue-point="2" svg:d="M5672 8239v-1016h-46v-1016" svg:viewBox="0 0 47 2033">
          <text:p/>
        </draw:connector>
        <draw:line draw:style-name="gr10" draw:text-style-name="P1" draw:layer="layout" svg:x1="1.1cm" svg:y1="18.239cm" svg:x2="5.291cm" svg:y2="18.239cm">
          <text:p/>
        </draw:line>
        <draw:frame draw:style-name="gr8" draw:text-style-name="P3" draw:layer="layout" svg:width="5.588cm" svg:height="0.631cm" svg:x="2.243cm" svg:y="17.63cm">
          <draw:text-box>
            <text:p><text:span text:style-name="T2">Legend</text:span></text:p>
          </draw:text-box>
        </draw:frame>
        <draw:custom-shape draw:style-name="gr1" draw:text-style-name="P1" xml:id="id6" draw:id="id6" draw:layer="layout" svg:width="3.556cm" svg:height="1.905cm" svg:x="19.008cm" svg:y="12.451cm">
          <text:p text:style-name="P1">Fan </text:p>
          <text:p text:style-name="P1">PW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1.905cm" svg:x="3.667cm" svg:y="12.43cm">
          <text:p text:style-name="P1">I2C</text:p>
          <text:p text:style-name="P1">Arb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20.786cm" svg:y1="12.451cm" svg:x2="14.208cm" svg:y2="8.62cm" draw:start-shape="id6" draw:start-glue-point="0" draw:end-shape="id2" draw:end-glue-point="10" svg:d="M20786 12451v-3831h-6578" svg:viewBox="0 0 6579 3832">
          <text:p/>
        </draw:connector>
        <draw:connector draw:style-name="gr11" draw:text-style-name="P1" draw:layer="layout" svg:x1="5.445cm" svg:y1="12.43cm" svg:x2="10.847cm" svg:y2="9.518cm" draw:start-shape="id7" draw:start-glue-point="0" draw:end-shape="id2" draw:end-glue-point="7" svg:d="M5445 12430v-1270h5402v-1642" svg:viewBox="0 0 5403 2913">
          <text:p/>
        </draw:connector>
        <draw:connector draw:style-name="gr9" draw:text-style-name="P1" draw:layer="layout" svg:x1="3.667cm" svg:y1="13.382cm" svg:x2="3.894cm" svg:y2="9.191cm" draw:start-shape="id7" draw:start-glue-point="3" draw:end-shape="id1" draw:end-glue-point="3" svg:d="M3667 13382h-501v-4191h728" svg:viewBox="0 0 729 4192">
          <text:p/>
        </draw:connector>
        <draw:custom-shape draw:style-name="gr5" draw:text-style-name="P1" draw:layer="layout" svg:width="23.114cm" svg:height="12.954cm" svg:x="2.016cm" svg:y="2.65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937cm" svg:height="1.012cm" svg:x="4.175cm" svg:y="16.479cm">
          <draw:text-box>
            <text:p><text:span text:style-name="T3">I2C Interface</text:span></text:p>
          </draw:text-box>
        </draw:frame>
        <draw:connector draw:style-name="gr9" draw:text-style-name="P1" draw:layer="layout" svg:x1="10.445cm" svg:y1="13.403cm" svg:x2="7.223cm" svg:y2="13.382cm" draw:start-shape="id3" draw:start-glue-point="3" draw:end-shape="id7" draw:end-glue-point="1" svg:d="M10445 13403h-1610v-21h-1612" svg:viewBox="0 0 3223 22">
          <text:p/>
        </draw:connector>
        <draw:custom-shape draw:style-name="gr1" draw:text-style-name="P1" xml:id="id8" draw:id="id8" draw:layer="layout" svg:width="3.556cm" svg:height="1.905cm" svg:x="17.007cm" svg:y="4.221cm">
          <text:p text:style-name="P1">AXI-WB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8.785cm" svg:y1="6.126cm" svg:x2="13.632cm" svg:y2="7.722cm" draw:start-shape="id8" draw:start-glue-point="2" draw:end-shape="id2" draw:end-glue-point="11" svg:d="M18785 6126v612h-5153v984" svg:viewBox="0 0 5154 1597">
          <text:p/>
        </draw:connector>
        <draw:frame draw:style-name="gr12" draw:text-style-name="P4" draw:layer="layout" svg:width="3.937cm" svg:height="1.012cm" svg:x="10.771cm" svg:y="16.479cm">
          <draw:text-box>
            <text:p><text:span text:style-name="T3">FMC interface</text:span></text:p>
          </draw:text-box>
        </draw:frame>
        <draw:frame draw:style-name="gr12" draw:text-style-name="P4" draw:layer="layout" svg:width="3.937cm" svg:height="1.012cm" svg:x="19.561cm" svg:y="16.502cm">
          <draw:text-box>
            <text:p><text:span text:style-name="T3">Fan interface</text:span></text:p>
          </draw:text-box>
        </draw:frame>
        <draw:frame draw:style-name="gr12" draw:text-style-name="P4" draw:layer="layout" svg:width="3.937cm" svg:height="1.012cm" svg:x="4.221cm" svg:y="1cm">
          <draw:text-box>
            <text:p><text:span text:style-name="T3">SFP interface</text:span></text:p>
          </draw:text-box>
        </draw:frame>
        <draw:frame draw:style-name="gr12" draw:text-style-name="P4" draw:layer="layout" svg:width="3.937cm" svg:height="1.012cm" svg:x="17.456cm" svg:y="1.004cm">
          <draw:text-box>
            <text:p><text:span text:style-name="T3">AXI interface</text:span></text:p>
          </draw:text-box>
        </draw:frame>
        <draw:custom-shape draw:style-name="gr14" draw:text-style-name="P1" draw:layer="layout" svg:width="1.27cm" svg:height="2.286cm" svg:x="4.81cm" svg:y="14.33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27cm" svg:height="2.54cm" svg:x="18.145cm" svg:y="1.6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27cm" svg:height="2.54cm" svg:x="4.937cm" svg:y="1.7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svg:x1="14.001cm" svg:y1="13.403cm" svg:x2="15.232cm" svg:y2="13.399cm" draw:start-shape="id3" draw:start-glue-point="1" svg:d="M14001 13403h867v-4h364" svg:viewBox="0 0 1232 5">
          <text:p/>
        </draw:connector>
        <draw:frame draw:style-name="gr16" draw:text-style-name="P5" draw:layer="layout" svg:width="3.937cm" svg:height="0.889cm" svg:x="15.097cm" svg:y="13.065cm">
          <draw:text-box>
            <text:p><text:span text:style-name="T4">FD irq</text:span></text:p>
          </draw:text-box>
        </draw:frame>
        <draw:connector draw:style-name="gr15" draw:text-style-name="P1" draw:layer="layout" svg:x1="15.305cm" svg:y1="5.272cm" svg:x2="13.981cm" svg:y2="5.273cm" draw:end-shape="id4" draw:end-glue-point="1" svg:d="M15305 5272h-411v1h-913" svg:viewBox="0 0 1325 2">
          <text:p/>
        </draw:connector>
        <draw:frame draw:style-name="gr16" draw:text-style-name="P5" draw:layer="layout" svg:width="3.937cm" svg:height="0.889cm" svg:x="15.098cm" svg:y="13.066cm">
          <draw:text-box>
            <text:p><text:span text:style-name="T4">FD irq</text:span></text:p>
          </draw:text-box>
        </draw:frame>
        <draw:frame draw:style-name="gr16" draw:text-style-name="P5" draw:layer="layout" svg:width="3.937cm" svg:height="0.889cm" svg:x="15.224cm" svg:y="4.937cm">
          <draw:text-box>
            <text:p><text:span text:style-name="T4">FD irq</text:span></text:p>
          </draw:text-box>
        </draw:frame>
        <draw:custom-shape draw:style-name="gr14" draw:text-style-name="P1" draw:layer="layout" svg:width="0.348cm" svg:height="1.297cm" draw:transform="rotate (1.5692255304681) translate (1.354cm 19.52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2" draw:layer="layout" svg:width="5.588cm" svg:height="0.608cm" svg:x="2.651cm" svg:y="19.069cm">
          <draw:text-box>
            <text:p><text:span text:style-name="T1">Port</text:span></text:p>
          </draw:text-box>
        </draw:frame>
        <draw:line draw:style-name="gr18" draw:text-style-name="P1" draw:layer="layout" svg:x1="1.381cm" svg:y1="19.804cm" svg:x2="2.651cm" svg:y2="19.804cm">
          <text:p/>
        </draw:line>
        <draw:frame draw:style-name="gr8" draw:text-style-name="P2" draw:layer="layout" svg:width="5.588cm" svg:height="0.631cm" svg:x="2.651cm" svg:y="19.55cm">
          <draw:text-box>
            <text:p><text:span text:style-name="T1">IRQ line</text:span></text:p>
          </draw:text-box>
        </draw:frame>
        <draw:line draw:style-name="gr19" draw:text-style-name="P1" draw:layer="layout" svg:x1="1.381cm" svg:y1="20.246cm" svg:x2="2.651cm" svg:y2="20.246cm">
          <text:p/>
        </draw:line>
        <draw:frame draw:style-name="gr8" draw:text-style-name="P2" draw:layer="layout" svg:width="5.588cm" svg:height="0.631cm" svg:x="2.651cm" svg:y="19.954cm">
          <draw:text-box>
            <text:p><text:span text:style-name="T1">Bidirectional link</text:span></text:p>
          </draw:text-box>
        </draw:frame>
        <draw:custom-shape draw:style-name="gr14" draw:text-style-name="P1" draw:layer="layout" svg:width="1.27cm" svg:height="2.286cm" svg:x="11.668cm" svg:y="14.33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27cm" svg:height="2.286cm" svg:x="20.304cm" svg:y="14.33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1131 1131" svg:d="M0 564l564 567 567-567-567-564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00:06.589037753</meta:creation-date>
    <dc:date>2015-07-01T12:39:21.338258549</dc:date>
    <meta:editing-duration>PT42M43S</meta:editing-duration>
    <meta:editing-cycles>29</meta:editing-cycles>
    <meta:generator>LibreOffice/4.2.8.2$Linux_X86_64 LibreOffice_project/420m0$Build-2</meta:generator>
    <meta:document-statistic meta:object-count="46"/>
  </office:meta>
</office:document-meta>
</file>